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1.531cm"/>
    </style:style>
    <style:style style:name="co7" style:family="table-column">
      <style:table-column-properties fo:break-before="auto" style:column-width="3.417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1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id</text:p>
          </table:table-cell>
          <table:table-cell office:value-type="string">
            <text:p>unit</text:p>
          </table:table-cell>
          <table:table-cell table:style-name="Default" office:value-type="string">
            <text:p>split</text:p>
          </table:table-cell>
          <table:table-cell office:value-type="string">
            <text:p>desc</text:p>
          </table:table-cell>
          <table:table-cell office:value-type="string">
            <text:p>stored</text:p>
          </table:table-cell>
          <table:table-cell office:value-type="string">
            <text:p>category</text:p>
          </table:table-cell>
          <table:table-cell office:value-type="string">
            <text:p>dist</text:p>
          </table:table-cell>
        </table:table-row>
        <table:table-row table:style-name="ro1">
          <table:table-cell office:value-type="string">
            <text:p>Apple Juice</text:p>
          </table:table-cell>
          <table:table-cell office:value-type="string">
            <text:p>F10112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Avocado</text:p>
          </table:table-cell>
          <table:table-cell office:value-type="string">
            <text:p>Q0100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Bacon</text:p>
          </table:table-cell>
          <table:table-cell office:value-type="string">
            <text:p>F27126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 office:value-type="string">
            <text:p>16/18 Center Cut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king Powder</text:p>
          </table:table-cell>
          <table:table-cell office:value-type="string">
            <text:p>F09020</text:p>
          </table:table-cell>
          <table:table-cell office:value-type="string">
            <text:p>1/5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lsamic</text:p>
          </table:table-cell>
          <table:table-cell office:value-type="string">
            <text:p>F0507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rley</text:p>
          </table:table-cell>
          <table:table-cell office:value-type="string">
            <text:p>F02106</text:p>
          </table:table-cell>
          <table:table-cell office:value-type="string">
            <text:p>1/2lbs</text:p>
          </table:table-cell>
          <table:table-cell office:value-type="boolean" office:boolean-value="true">
            <text:p>TRUE</text:p>
          </table:table-cell>
          <table:table-cell office:value-type="string">
            <text:p>Pearl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sil</text:p>
          </table:table-cell>
          <table:table-cell office:value-type="string">
            <text:p>F13870</text:p>
          </table:table-cell>
          <table:table-cell office:value-type="string">
            <text:p>1/190gm</text:p>
          </table:table-cell>
          <table:table-cell office:value-type="boolean" office:boolean-value="false">
            <text:p>FALSE</text:p>
          </table:table-cell>
          <table:table-cell office:value-type="string">
            <text:p>Leaves, Rubbe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sket Liners</text:p>
          </table:table-cell>
          <table:table-cell office:value-type="string">
            <text:p>F55773</text:p>
          </table:table-cell>
          <table:table-cell office:value-type="string">
            <text:p>1/2000's</text:p>
          </table:table-cell>
          <table:table-cell office:value-type="boolean" office:boolean-value="false">
            <text:p>FALSE</text:p>
          </table:table-cell>
          <table:table-cell office:value-type="string">
            <text:p>Red, Checker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ttered Mushrooms</text:p>
          </table:table-cell>
          <table:table-cell office:value-type="string">
            <text:p>F20341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utton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ay Leaves</text:p>
          </table:table-cell>
          <table:table-cell office:value-type="string">
            <text:p>F13875</text:p>
          </table:table-cell>
          <table:table-cell office:value-type="string">
            <text:p>1/57gm</text:p>
          </table:table-cell>
          <table:table-cell office:value-type="boolean" office:boolean-value="false">
            <text:p>FALSE</text:p>
          </table:table-cell>
          <table:table-cell office:value-type="string">
            <text:p>Whole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ef Soup Base</text:p>
          </table:table-cell>
          <table:table-cell office:value-type="string">
            <text:p>F02894</text:p>
          </table:table-cell>
          <table:table-cell office:value-type="string">
            <text:p>4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eyond Beef</text:p>
          </table:table-cell>
          <table:table-cell office:value-type="string">
            <text:p>F22344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4oz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Big Takeout</text:p>
          </table:table-cell>
          <table:table-cell office:value-type="string">
            <text:p>F54397</text:p>
          </table:table-cell>
          <table:table-cell office:value-type="string">
            <text:p>2/100's</text:p>
          </table:table-cell>
          <table:table-cell office:value-type="boolean" office:boolean-value="true">
            <text:p>TRUE</text:p>
          </table:table-cell>
          <table:table-cell office:value-type="string">
            <text:p>9x9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13914</text:p>
          </table:table-cell>
          <table:table-cell office:value-type="string">
            <text:p>2/2.3kg</text:p>
          </table:table-cell>
          <table:table-cell office:value-type="boolean" office:boolean-value="false">
            <text:p>FALSE</text:p>
          </table:table-cell>
          <table:table-cell office:value-type="string">
            <text:p>Ground, Jug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13881</text:p>
          </table:table-cell>
          <table:table-cell office:value-type="string">
            <text:p>1/2.1kg</text:p>
          </table:table-cell>
          <table:table-cell office:value-type="boolean" office:boolean-value="false">
            <text:p>FALSE</text:p>
          </table:table-cell>
          <table:table-cell office:value-type="string">
            <text:p>Cracked, Jug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string">
            <text:p>F99997</text:p>
          </table:table-cell>
          <table:table-cell office:value-type="string">
            <text:p>6/1000</text:p>
          </table:table-cell>
          <table:table-cell office:value-type="boolean" office:boolean-value="false">
            <text:p>FALSE</text:p>
          </table:table-cell>
          <table:table-cell office:value-type="string">
            <text:p>Ground, Individual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each</text:p>
          </table:table-cell>
          <table:table-cell office:value-type="string">
            <text:p>F55751</text:p>
          </table:table-cell>
          <table:table-cell office:value-type="string">
            <text:p>6/5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6">
            <text:p>6%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lue Cheese Dressing</text:p>
          </table:table-cell>
          <table:table-cell office:value-type="string">
            <text:p>F0506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rie</text:p>
          </table:table-cell>
          <table:table-cell office:value-type="string">
            <text:p>F20494</text:p>
          </table:table-cell>
          <table:table-cell office:value-type="string">
            <text:p>1/30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 Shrimp</text:p>
          </table:table-cell>
          <table:table-cell office:value-type="string">
            <text:p>F43187</text:p>
          </table:table-cell>
          <table:table-cell office:value-type="string">
            <text:p>4/25.lb</text:p>
          </table:table-cell>
          <table:table-cell office:value-type="boolean" office:boolean-value="true">
            <text:p>TRUE</text:p>
          </table:table-cell>
          <table:table-cell office:value-type="string">
            <text:p>Breaded, Butterfly 21/25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Buttermilk</text:p>
          </table:table-cell>
          <table:table-cell office:value-type="string">
            <text:p>F44183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string">
            <text:p>Q0211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aesar</text:p>
          </table:table-cell>
          <table:table-cell office:value-type="string">
            <text:p>F05098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Mighty, Gourmet</text:p>
          </table:table-cell>
          <table:table-cell office:value-type="string">
            <text:p>fridge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jun Seasoning</text:p>
          </table:table-cell>
          <table:table-cell office:value-type="string">
            <text:p>F14213</text:p>
          </table:table-cell>
          <table:table-cell office:value-type="string">
            <text:p>1/675gn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lamari</text:p>
          </table:table-cell>
          <table:table-cell office:value-type="string">
            <text:p>F42751</text:p>
          </table:table-cell>
          <table:table-cell office:value-type="string">
            <text:p>6/2lb</text:p>
          </table:table-cell>
          <table:table-cell office:value-type="boolean" office:boolean-value="true">
            <text:p>TRU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nola </text:p>
          </table:table-cell>
          <table:table-cell office:value-type="string">
            <text:p>F13745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Canola Oil, Box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Q0215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elery</text:p>
          </table:table-cell>
          <table:table-cell office:value-type="string">
            <text:p>Q0227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heddar</text:p>
          </table:table-cell>
          <table:table-cell office:value-type="string">
            <text:p>F20595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Balls</text:p>
          </table:table-cell>
          <table:table-cell office:value-type="string">
            <text:p>F35610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Cheddar 32+/lb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eese Curd</text:p>
          </table:table-cell>
          <table:table-cell office:value-type="string">
            <text:p>F20604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White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F3278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readed, Supreme Crunch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Breast</text:p>
          </table:table-cell>
          <table:table-cell office:value-type="string">
            <text:p>P00002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Boneless, Skinless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Chicken Breasts</text:p>
          </table:table-cell>
          <table:table-cell office:value-type="string">
            <text:p>F31648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50z, Boneless, Skinles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oup Base</text:p>
          </table:table-cell>
          <table:table-cell office:value-type="string">
            <text:p>F02895</text:p>
          </table:table-cell>
          <table:table-cell office:value-type="string">
            <text:p>6/946ml</text:p>
          </table:table-cell>
          <table:table-cell office:value-type="boolean" office:boolean-value="true">
            <text:p>TRUE</text:p>
          </table:table-cell>
          <table:table-cell office:value-type="string">
            <text:p>Liquid, Concentrat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icken Strips</text:p>
          </table:table-cell>
          <table:table-cell office:value-type="string">
            <text:p>F32731</text:p>
          </table:table-cell>
          <table:table-cell office:value-type="string">
            <text:p>2/2kg</text:p>
          </table:table-cell>
          <table:table-cell office:value-type="boolean" office:boolean-value="false">
            <text:p>FALSE</text:p>
          </table:table-cell>
          <table:table-cell office:value-type="string">
            <text:p>Love Me Tenders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hopped Garlic</text:p>
          </table:table-cell>
          <table:table-cell office:value-type="string">
            <text:p>F05225</text:p>
          </table:table-cell>
          <table:table-cell office:value-type="string">
            <text:p>6/1kg</text:p>
          </table:table-cell>
          <table:table-cell office:value-type="boolean" office:boolean-value="true">
            <text:p>TRUE</text:p>
          </table:table-cell>
          <table:table-cell office:value-type="string">
            <text:p>In Oil,</text:p>
          </table:table-cell>
          <table:table-cell office:value-type="string">
            <text:p>fridge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lamato</text:p>
          </table:table-cell>
          <table:table-cell office:value-type="string">
            <text:p>F10166</text:p>
          </table:table-cell>
          <table:table-cell office:value-type="string">
            <text:p>8/1.89lt</text:p>
          </table:table-cell>
          <table:table-cell office:value-type="boolean" office:boolean-value="true">
            <text:p>TRUE</text:p>
          </table:table-cell>
          <table:table-cell office:value-type="string">
            <text:p>Jug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conut Shrimp</text:p>
          </table:table-cell>
          <table:table-cell office:value-type="string">
            <text:p>F43218</text:p>
          </table:table-cell>
          <table:table-cell office:value-type="string">
            <text:p>4/2.5lb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d Tails</text:p>
          </table:table-cell>
          <table:table-cell office:value-type="string">
            <text:p>F42305</text:p>
          </table:table-cell>
          <table:table-cell office:value-type="string">
            <text:p>1/10lb</text:p>
          </table:table-cell>
          <table:table-cell office:value-type="boolean" office:boolean-value="false">
            <text:p>FALSE</text:p>
          </table:table-cell>
          <table:table-cell office:value-type="string">
            <text:p>5oz</text:p>
          </table:table-cell>
          <table:table-cell office:value-type="string">
            <text:p>freezer</text:p>
          </table:table-cell>
          <table:table-cell office:value-type="string">
            <text:p>seafoo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 Out</text:p>
          </table:table-cell>
          <table:table-cell office:value-type="string">
            <text:p>F7081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Grill &amp; Fryer Cleaner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oking Spray</text:p>
          </table:table-cell>
          <table:table-cell office:value-type="string">
            <text:p>F13611</text:p>
          </table:table-cell>
          <table:table-cell office:value-type="string">
            <text:p>6/14oz</text:p>
          </table:table-cell>
          <table:table-cell office:value-type="boolean" office:boolean-value="true">
            <text:p>TRUE</text:p>
          </table:table-cell>
          <table:table-cell office:value-type="string">
            <text:p>Canola Oil, Ca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iander</text:p>
          </table:table-cell>
          <table:table-cell office:value-type="string">
            <text:p>F13930</text:p>
          </table:table-cell>
          <table:table-cell office:value-type="string">
            <text:p>1/398gm</text:p>
          </table:table-cell>
          <table:table-cell office:value-type="boolean" office:boolean-value="false">
            <text:p>FALSE</text:p>
          </table:table-cell>
          <table:table-cell office:value-type="string">
            <text:p>Groun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Broom</text:p>
          </table:table-cell>
          <table:table-cell office:value-type="string">
            <text:p>F55430</text:p>
          </table:table-cell>
          <table:table-cell office:value-type="string">
            <text:p>1/only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Chips</text:p>
          </table:table-cell>
          <table:table-cell office:value-type="string">
            <text:p>F01961</text:p>
          </table:table-cell>
          <table:table-cell office:value-type="string">
            <text:p>41/50's</text:p>
          </table:table-cell>
          <table:table-cell office:value-type="boolean" office:boolean-value="true">
            <text:p>TRUE</text:p>
          </table:table-cell>
          <table:table-cell office:value-type="string">
            <text:p>6", White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n Flakes</text:p>
          </table:table-cell>
          <table:table-cell office:value-type="string">
            <text:p>F04731</text:p>
          </table:table-cell>
          <table:table-cell office:value-type="string">
            <text:p>4/728gm</text:p>
          </table:table-cell>
          <table:table-cell office:value-type="boolean" office:boolean-value="true">
            <text:p>TRUE</text:p>
          </table:table-cell>
          <table:table-cell office:value-type="string">
            <text:p>Cere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Corriander</text:p>
          </table:table-cell>
          <table:table-cell office:value-type="string">
            <text:p>Q02286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ranberry Juice</text:p>
          </table:table-cell>
          <table:table-cell office:value-type="string">
            <text:p>F10174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 office:value-type="string">
            <text:p>Cocktail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eam Cheese</text:p>
          </table:table-cell>
          <table:table-cell office:value-type="string">
            <text:p>F20820</text:p>
          </table:table-cell>
          <table:table-cell office:value-type="string">
            <text:p>1/1.5kg</text:p>
          </table:table-cell>
          <table:table-cell office:value-type="boolean" office:boolean-value="true">
            <text:p>TRUE</text:p>
          </table:table-cell>
          <table:table-cell office:value-type="string">
            <text:p>Plain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reamers</text:p>
          </table:table-cell>
          <table:table-cell office:value-type="string">
            <text:p>F44159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Cucumbers</text:p>
          </table:table-cell>
          <table:table-cell office:value-type="string">
            <text:p>Q0232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English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Curry Powder</text:p>
          </table:table-cell>
          <table:table-cell office:value-type="string">
            <text:p>F99998</text:p>
          </table:table-cell>
          <table:table-cell office:value-type="string">
            <text:p>1/52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egreaser</text:p>
          </table:table-cell>
          <table:table-cell office:value-type="string">
            <text:p>F735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ll Weed</text:p>
          </table:table-cell>
          <table:table-cell office:value-type="string">
            <text:p>F13946</text:p>
          </table:table-cell>
          <table:table-cell office:value-type="string">
            <text:p>1/140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nner Napkins</text:p>
          </table:table-cell>
          <table:table-cell office:value-type="string">
            <text:p>F55245</text:p>
          </table:table-cell>
          <table:table-cell office:value-type="string">
            <text:p>12/250's</text:p>
          </table:table-cell>
          <table:table-cell office:value-type="boolean" office:boolean-value="false">
            <text:p>FALSE</text:p>
          </table:table-cell>
          <table:table-cell office:value-type="string">
            <text:p>1-ply, 8 fold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Dish Soap</text:p>
          </table:table-cell>
          <table:table-cell office:value-type="string">
            <text:p>F72100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 office:value-type="string">
            <text:p>Lemon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eta</text:p>
          </table:table-cell>
          <table:table-cell office:value-type="string">
            <text:p>F20654</text:p>
          </table:table-cell>
          <table:table-cell office:value-type="string">
            <text:p>1/3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15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1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ilm Wrap</text:p>
          </table:table-cell>
          <table:table-cell office:value-type="string">
            <text:p>F55620</text:p>
          </table:table-cell>
          <table:table-cell office:value-type="string">
            <text:p>1/2500ft</text:p>
          </table:table-cell>
          <table:table-cell office:value-type="boolean" office:boolean-value="false">
            <text:p>FALSE</text:p>
          </table:table-cell>
          <table:table-cell office:value-type="string">
            <text:p>17", w/ Cutter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lour</text:p>
          </table:table-cell>
          <table:table-cell office:value-type="string">
            <text:p>F09137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Unbleached, All Purp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Foil</text:p>
          </table:table-cell>
          <table:table-cell office:value-type="string">
            <text:p>F55636</text:p>
          </table:table-cell>
          <table:table-cell office:value-type="string">
            <text:p>1/100m</text:p>
          </table:table-cell>
          <table:table-cell office:value-type="boolean" office:boolean-value="false">
            <text:p>FALSE</text:p>
          </table:table-cell>
          <table:table-cell office:value-type="string">
            <text:p>Heavy Duty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anks</text:p>
          </table:table-cell>
          <table:table-cell office:value-type="string">
            <text:p>F06450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ed Hot, Wing Sau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French Dressing</text:p>
          </table:table-cell>
          <table:table-cell office:value-type="string">
            <text:p>F05012</text:p>
          </table:table-cell>
          <table:table-cell office:value-type="string">
            <text:p>200/1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72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35 x 50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arbage Bags</text:p>
          </table:table-cell>
          <table:table-cell office:value-type="string">
            <text:p>F54169</text:p>
          </table:table-cell>
          <table:table-cell office:value-type="string">
            <text:p>1/125's</text:p>
          </table:table-cell>
          <table:table-cell office:value-type="boolean" office:boolean-value="false">
            <text:p>FALSE</text:p>
          </table:table-cell>
          <table:table-cell office:value-type="string">
            <text:p>26 x 36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loves</text:p>
          </table:table-cell>
          <table:table-cell office:value-type="string">
            <text:p>F54262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Latex, Larg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ouda, Smoked</text:p>
          </table:table-cell>
          <table:table-cell office:value-type="string">
            <text:p>F20637</text:p>
          </table:table-cell>
          <table:table-cell office:value-type="string">
            <text:p>1/4.37kg</text:p>
          </table:table-cell>
          <table:table-cell office:value-type="boolean" office:boolean-value="false">
            <text:p>FALSE</text:p>
          </table:table-cell>
          <table:table-cell office:value-type="string">
            <text:p>Wheel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avy</text:p>
          </table:table-cell>
          <table:table-cell office:value-type="string">
            <text:p>F03135</text:p>
          </table:table-cell>
          <table:table-cell office:value-type="string">
            <text:p>8/467gm</text:p>
          </table:table-cell>
          <table:table-cell office:value-type="boolean" office:boolean-value="false">
            <text:p>FALSE</text:p>
          </table:table-cell>
          <table:table-cell office:value-type="string">
            <text:p>Brown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eek Seasoning</text:p>
          </table:table-cell>
          <table:table-cell office:value-type="string">
            <text:p>F14210</text:p>
          </table:table-cell>
          <table:table-cell office:value-type="string">
            <text:p>1/510gm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een Peppers</text:p>
          </table:table-cell>
          <table:table-cell office:value-type="string">
            <text:p>Q0276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F22372</text:p>
          </table:table-cell>
          <table:table-cell office:value-type="string">
            <text:p>2/2.27kg</text:p>
          </table:table-cell>
          <table:table-cell office:value-type="boolean" office:boolean-value="true">
            <text:p>TRUE</text:p>
          </table:table-cell>
          <table:table-cell office:value-type="string">
            <text:p>Lean, Cock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Ground Beef</text:p>
          </table:table-cell>
          <table:table-cell office:value-type="string">
            <text:p>P00001</text:p>
          </table:table-cell>
          <table:table-cell office:value-type="string">
            <text:p>10lb</text:p>
          </table:table-cell>
          <table:table-cell office:value-type="boolean" office:boolean-value="false">
            <text:p>FALSE</text:p>
          </table:table-cell>
          <table:table-cell office:value-type="string">
            <text:p>Medium</text:p>
          </table:table-cell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Hair Nets</text:p>
          </table:table-cell>
          <table:table-cell office:value-type="string">
            <text:p>F55804</text:p>
          </table:table-cell>
          <table:table-cell office:value-type="string">
            <text:p>1/144's</text:p>
          </table:table-cell>
          <table:table-cell office:value-type="boolean" office:boolean-value="true">
            <text:p>TRUE</text:p>
          </table:table-cell>
          <table:table-cell office:value-type="string">
            <text:p>Invisible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amburger Bun</text:p>
          </table:table-cell>
          <table:table-cell office:value-type="string">
            <text:p>F38351</text:p>
          </table:table-cell>
          <table:table-cell office:value-type="string">
            <text:p>48/80gm</text:p>
          </table:table-cell>
          <table:table-cell office:value-type="boolean" office:boolean-value="false">
            <text:p>FALSE</text:p>
          </table:table-cell>
          <table:table-cell office:value-type="string">
            <text:p>4", Classic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Honey Garlic</text:p>
          </table:table-cell>
          <table:table-cell office:value-type="string">
            <text:p>F06479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 office:value-type="string">
            <text:p>Wing Sau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string">
            <text:p>F05020</text:p>
          </table:table-cell>
          <table:table-cell office:value-type="string">
            <text:p>200/1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J-Cloth</text:p>
          </table:table-cell>
          <table:table-cell office:value-type="string">
            <text:p>F55350</text:p>
          </table:table-cell>
          <table:table-cell office:value-type="string">
            <text:p>1/100's</text:p>
          </table:table-cell>
          <table:table-cell office:value-type="boolean" office:boolean-value="false">
            <text:p>FALSE</text:p>
          </table:table-cell>
          <table:table-cell office:value-type="string">
            <text:p>Blue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Jalapenos</text:p>
          </table:table-cell>
          <table:table-cell office:value-type="string">
            <text:p>F01110</text:p>
          </table:table-cell>
          <table:table-cell office:value-type="string">
            <text:p>1/102oz</text:p>
          </table:table-cell>
          <table:table-cell office:value-type="boolean" office:boolean-value="true">
            <text:p>TRUE</text:p>
          </table:table-cell>
          <table:table-cell office:value-type="string">
            <text:p>Sliced, Can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50</text:p>
          </table:table-cell>
          <table:table-cell office:value-type="string">
            <text:p>500/8ml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75</text:p>
          </table:table-cell>
          <table:table-cell office:value-type="string">
            <text:p>6/100oz</text:p>
          </table:table-cell>
          <table:table-cell office:value-type="boolean" office:boolean-value="true">
            <text:p>TRUE</text:p>
          </table:table-cell>
          <table:table-cell office:value-type="string">
            <text:p>Cans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Ketchup</text:p>
          </table:table-cell>
          <table:table-cell office:value-type="string">
            <text:p>F06979</text:p>
          </table:table-cell>
          <table:table-cell office:value-type="string">
            <text:p>24/275ml</text:p>
          </table:table-cell>
          <table:table-cell office:value-type="boolean" office:boolean-value="false">
            <text:p>FALSE</text:p>
          </table:table-cell>
          <table:table-cell office:value-type="string">
            <text:p>Upside Down, Squeez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Juice</text:p>
          </table:table-cell>
          <table:table-cell office:value-type="string">
            <text:p>F10262</text:p>
          </table:table-cell>
          <table:table-cell office:value-type="string">
            <text:p>12/945ml</text:p>
          </table:table-cell>
          <table:table-cell office:value-type="boolean" office:boolean-value="true">
            <text:p>TRUE</text:p>
          </table:table-cell>
          <table:table-cell office:value-type="string">
            <text:p>Concentrat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 Pepper</text:p>
          </table:table-cell>
          <table:table-cell office:value-type="string">
            <text:p>F13977</text:p>
          </table:table-cell>
          <table:table-cell office:value-type="string">
            <text:p>1/795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emons</text:p>
          </table:table-cell>
          <table:table-cell office:value-type="string">
            <text:p>Q0105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Lentils</text:p>
          </table:table-cell>
          <table:table-cell office:value-type="string">
            <text:p>F02148</text:p>
          </table:table-cell>
          <table:table-cell office:value-type="string">
            <text:p>1/2kg</text:p>
          </table:table-cell>
          <table:table-cell office:value-type="boolean" office:boolean-value="true">
            <text:p>TRU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ds</text:p>
          </table:table-cell>
          <table:table-cell office:value-type="string">
            <text:p>F54503</text:p>
          </table:table-cell>
          <table:table-cell office:value-type="string">
            <text:p>25/100's</text:p>
          </table:table-cell>
          <table:table-cell office:value-type="boolean" office:boolean-value="true">
            <text:p>TRUE</text:p>
          </table:table-cell>
          <table:table-cell office:value-type="string">
            <text:p>3.5/4oz Lids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Limes</text:p>
          </table:table-cell>
          <table:table-cell office:value-type="string">
            <text:p>Q01052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Malt Vinegar</text:p>
          </table:table-cell>
          <table:table-cell office:value-type="string">
            <text:p>F07275</text:p>
          </table:table-cell>
          <table:table-cell office:value-type="string">
            <text:p>1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rgarine</text:p>
          </table:table-cell>
          <table:table-cell office:value-type="string">
            <text:p>F44250</text:p>
          </table:table-cell>
          <table:table-cell office:value-type="string">
            <text:p>1/13kg</text:p>
          </table:table-cell>
          <table:table-cell office:value-type="boolean" office:boolean-value="false">
            <text:p>FALSE</text:p>
          </table:table-cell>
          <table:table-cell office:value-type="string">
            <text:p>Big</text:p>
          </table:table-cell>
          <table:table-cell office:value-type="string">
            <text:p>fridge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sk</text:p>
          </table:table-cell>
          <table:table-cell office:value-type="string">
            <text:p>F5530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9</text:p>
          </table:table-cell>
          <table:table-cell office:value-type="string">
            <text:p>1/16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Big”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ayo</text:p>
          </table:table-cell>
          <table:table-cell office:value-type="string">
            <text:p>F05157</text:p>
          </table:table-cell>
          <table:table-cell office:value-type="string">
            <text:p>2/3.78lt</text:p>
          </table:table-cell>
          <table:table-cell office:value-type="boolean" office:boolean-value="false">
            <text:p>FALSE</text:p>
          </table:table-cell>
          <table:table-cell office:value-type="string">
            <text:p>Kraft, Real, “Little”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dium Sauce</text:p>
          </table:table-cell>
          <table:table-cell office:value-type="string">
            <text:p>F06425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 office:value-type="string">
            <text:p>2nd Degree, Wing Sau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esquite</text:p>
          </table:table-cell>
          <table:table-cell office:value-type="string">
            <text:p>F06453</text:p>
          </table:table-cell>
          <table:table-cell office:value-type="string">
            <text:p>2/3.7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Milkette</text:p>
          </table:table-cell>
          <table:table-cell office:value-type="string">
            <text:p>F44155</text:p>
          </table:table-cell>
          <table:table-cell office:value-type="string">
            <text:p>4/160's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02">
            <text:p>2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nterey Jack</text:p>
          </table:table-cell>
          <table:table-cell office:value-type="string">
            <text:p>F20631</text:p>
          </table:table-cell>
          <table:table-cell office:value-type="string">
            <text:p>4/2.5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arella</text:p>
          </table:table-cell>
          <table:table-cell office:value-type="string">
            <text:p>F20679</text:p>
          </table:table-cell>
          <table:table-cell office:value-type="string">
            <text:p>4/2.5lg</text:p>
          </table:table-cell>
          <table:table-cell office:value-type="boolean" office:boolean-value="true">
            <text:p>TRUE</text:p>
          </table:table-cell>
          <table:table-cell office:value-type="string">
            <text:p>Shredded, 17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Mozza Sticks</text:p>
          </table:table-cell>
          <table:table-cell office:value-type="string">
            <text:p>F35608</text:p>
          </table:table-cell>
          <table:table-cell office:value-type="string">
            <text:p>1/5lb</text:p>
          </table:table-cell>
          <table:table-cell office:value-type="boolean" office:boolean-value="false">
            <text:p>FALSE</text:p>
          </table:table-cell>
          <table:table-cell office:value-type="string">
            <text:p>Bread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Mushrooms</text:p>
          </table:table-cell>
          <table:table-cell office:value-type="string">
            <text:p>Q02500B</text:p>
          </table:table-cell>
          <table:table-cell office:value-type="string">
            <text:p>1/lb</text:p>
          </table:table-cell>
          <table:table-cell office:value-type="boolean" office:boolean-value="false">
            <text:p>FALSE</text:p>
          </table:table-cell>
          <table:table-cell office:value-type="string">
            <text:p>Button, tub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Mustard</text:p>
          </table:table-cell>
          <table:table-cell office:value-type="string">
            <text:p>F07074</text:p>
          </table:table-cell>
          <table:table-cell office:value-type="string">
            <text:p>2/2.9lt</text:p>
          </table:table-cell>
          <table:table-cell office:value-type="boolean" office:boolean-value="true">
            <text:p>TRUE</text:p>
          </table:table-cell>
          <table:table-cell office:value-type="string">
            <text:p>Yellow, Prepared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Nacho Chips</text:p>
          </table:table-cell>
          <table:table-cell office:value-type="string">
            <text:p>F01185</text:p>
          </table:table-cell>
          <table:table-cell office:value-type="string">
            <text:p>4/1.5lb</text:p>
          </table:table-cell>
          <table:table-cell office:value-type="boolean" office:boolean-value="true">
            <text:p>TRUE</text:p>
          </table:table-cell>
          <table:table-cell office:value-type="string">
            <text:p>Round, Yellow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Napkin</text:p>
          </table:table-cell>
          <table:table-cell office:value-type="string">
            <text:p>F55246</text:p>
          </table:table-cell>
          <table:table-cell office:value-type="string">
            <text:p>8/500's</text:p>
          </table:table-cell>
          <table:table-cell office:value-type="boolean" office:boolean-value="false">
            <text:p>FALSE</text:p>
          </table:table-cell>
          <table:table-cell office:value-type="string">
            <text:p>Cocktail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live Oil</text:p>
          </table:table-cell>
          <table:table-cell office:value-type="string">
            <text:p>F13736</text:p>
          </table:table-cell>
          <table:table-cell office:value-type="string">
            <text:p>1/3lt</text:p>
          </table:table-cell>
          <table:table-cell office:value-type="boolean" office:boolean-value="false">
            <text:p>FALSE</text:p>
          </table:table-cell>
          <table:table-cell office:value-type="string">
            <text:p>Pure, Extra Virgin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lives</text:p>
          </table:table-cell>
          <table:table-cell office:value-type="string">
            <text:p>F06720</text:p>
          </table:table-cell>
          <table:table-cell office:value-type="string">
            <text:p>1/3lt</text:p>
          </table:table-cell>
          <table:table-cell office:value-type="boolean" office:boolean-value="true">
            <text:p>TRUE</text:p>
          </table:table-cell>
          <table:table-cell office:value-type="string">
            <text:p>Black, Kalamata, Larg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Powder</text:p>
          </table:table-cell>
          <table:table-cell office:value-type="string">
            <text:p>F14000</text:p>
          </table:table-cell>
          <table:table-cell office:value-type="string">
            <text:p>1/55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 Rings</text:p>
          </table:table-cell>
          <table:table-cell office:value-type="string">
            <text:p>F20329</text:p>
          </table:table-cell>
          <table:table-cell office:value-type="string">
            <text:p>1/4kg</text:p>
          </table:table-cell>
          <table:table-cell office:value-type="boolean" office:boolean-value="false">
            <text:p>FALSE</text:p>
          </table:table-cell>
          <table:table-cell office:value-type="string">
            <text:p>Battered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02650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Red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Q02600B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Spanish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Orange Juice</text:p>
          </table:table-cell>
          <table:table-cell office:value-type="string">
            <text:p>F10101</text:p>
          </table:table-cell>
          <table:table-cell office:value-type="string">
            <text:p>6/1.89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fridge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Oregano</text:p>
          </table:table-cell>
          <table:table-cell office:value-type="string">
            <text:p>F14015</text:p>
          </table:table-cell>
          <table:table-cell office:value-type="string">
            <text:p>1/150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nini Buns</text:p>
          </table:table-cell>
          <table:table-cell office:value-type="string">
            <text:p>F38352</text:p>
          </table:table-cell>
          <table:table-cell office:value-type="string">
            <text:p>45/120gm</text:p>
          </table:table-cell>
          <table:table-cell office:value-type="boolean" office:boolean-value="false">
            <text:p>FALSE</text:p>
          </table:table-cell>
          <table:table-cell office:value-type="string">
            <text:p>Swiss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nko</text:p>
          </table:table-cell>
          <table:table-cell office:value-type="string">
            <text:p>F09041</text:p>
          </table:table-cell>
          <table:table-cell office:value-type="string">
            <text:p>1/11.4kg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er Towels</text:p>
          </table:table-cell>
          <table:table-cell office:value-type="string">
            <text:p>F55315</text:p>
          </table:table-cell>
          <table:table-cell office:value-type="string">
            <text:p>24/205ft</text:p>
          </table:table-cell>
          <table:table-cell office:value-type="boolean" office:boolean-value="false">
            <text:p>FALSE</text:p>
          </table:table-cell>
          <table:table-cell office:value-type="string">
            <text:p>8”, Brown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prika</text:p>
          </table:table-cell>
          <table:table-cell office:value-type="string">
            <text:p>F14024</text:p>
          </table:table-cell>
          <table:table-cell office:value-type="string">
            <text:p>1/580gm</text:p>
          </table:table-cell>
          <table:table-cell office:value-type="boolean" office:boolean-value="false">
            <text:p>FALSE</text:p>
          </table:table-cell>
          <table:table-cell office:value-type="string">
            <text:p>Smoked, Spanish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chment Paper</text:p>
          </table:table-cell>
          <table:table-cell office:value-type="string">
            <text:p>F55644</text:p>
          </table:table-cell>
          <table:table-cell office:value-type="string">
            <text:p>1/1000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mesan</text:p>
          </table:table-cell>
          <table:table-cell office:value-type="string">
            <text:p>F20702</text:p>
          </table:table-cell>
          <table:table-cell office:value-type="string">
            <text:p>2/1kg</text:p>
          </table:table-cell>
          <table:table-cell office:value-type="boolean" office:boolean-value="true">
            <text:p>TRUE</text:p>
          </table:table-cell>
          <table:table-cell office:value-type="string">
            <text:p>Shredded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rsley Flakes</text:p>
          </table:table-cell>
          <table:table-cell office:value-type="string">
            <text:p>F14025</text:p>
          </table:table-cell>
          <table:table-cell office:value-type="string">
            <text:p>1/85gm</text:p>
          </table:table-cell>
          <table:table-cell office:value-type="boolean" office:boolean-value="false">
            <text:p>FALSE</text:p>
          </table:table-cell>
          <table:table-cell office:value-type="string">
            <text:p>(small)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atty Paper</text:p>
          </table:table-cell>
          <table:table-cell office:value-type="string">
            <text:p>F55625</text:p>
          </table:table-cell>
          <table:table-cell office:value-type="string">
            <text:p>12/1000's</text:p>
          </table:table-cell>
          <table:table-cell office:value-type="boolean" office:boolean-value="true">
            <text:p>TRUE</text:p>
          </table:table-cell>
          <table:table-cell office:value-type="string">
            <text:p>5.25” x 5.25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eameal</text:p>
          </table:table-cell>
          <table:table-cell office:value-type="string">
            <text:p>P00003</text:p>
          </table:table-cell>
          <table:table-cell office:value-type="string">
            <text:p>5lb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meat</text:p>
          </table:table-cell>
          <table:table-cell office:value-type="string">
            <text:p>pigolive</text:p>
          </table:table-cell>
        </table:table-row>
        <table:table-row table:style-name="ro1">
          <table:table-cell office:value-type="string">
            <text:p>Pickles</text:p>
          </table:table-cell>
          <table:table-cell office:value-type="string">
            <text:p>F06630</text:p>
          </table:table-cell>
          <table:table-cell office:value-type="string">
            <text:p>1/19lt</text:p>
          </table:table-cell>
          <table:table-cell office:value-type="boolean" office:boolean-value="false">
            <text:p>FALSE</text:p>
          </table:table-cell>
          <table:table-cell office:value-type="string">
            <text:p>Deli Chip, Crinkle Cut</text:p>
          </table:table-cell>
          <table:table-cell office:value-type="string">
            <text:p>fridge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izza Box</text:p>
          </table:table-cell>
          <table:table-cell office:value-type="string">
            <text:p>F54380</text:p>
          </table:table-cell>
          <table:table-cell office:value-type="string">
            <text:p>1/50's</text:p>
          </table:table-cell>
          <table:table-cell office:value-type="boolean" office:boolean-value="false">
            <text:p>FALSE</text:p>
          </table:table-cell>
          <table:table-cell office:value-type="string">
            <text:p>14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Forks</text:p>
          </table:table-cell>
          <table:table-cell office:value-type="string">
            <text:p>F54955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Plastic, Take-ou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Knives</text:p>
          </table:table-cell>
          <table:table-cell office:value-type="string">
            <text:p>F54970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astic Portion Cup</text:p>
          </table:table-cell>
          <table:table-cell office:value-type="string">
            <text:p>F54502</text:p>
          </table:table-cell>
          <table:table-cell office:value-type="string">
            <text:p>10/250's</text:p>
          </table:table-cell>
          <table:table-cell office:value-type="boolean" office:boolean-value="true">
            <text:p>TRUE</text:p>
          </table:table-cell>
          <table:table-cell office:value-type="string">
            <text:p>3.25oz, Translucen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lum Sauce</text:p>
          </table:table-cell>
          <table:table-cell office:value-type="string">
            <text:p>F06475</text:p>
          </table:table-cell>
          <table:table-cell office:value-type="string">
            <text:p>4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ppers</text:p>
          </table:table-cell>
          <table:table-cell office:value-type="string">
            <text:p>F20440</text:p>
          </table:table-cell>
          <table:table-cell office:value-type="string">
            <text:p>2/2.5lb</text:p>
          </table:table-cell>
          <table:table-cell office:value-type="boolean" office:boolean-value="true">
            <text:p>TRUE</text:p>
          </table:table-cell>
          <table:table-cell office:value-type="string">
            <text:p>w/ Cream Cheese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rtion Bag (Big)</text:p>
          </table:table-cell>
          <table:table-cell office:value-type="string">
            <text:p>F54122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10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ortion Bag (Small)</text:p>
          </table:table-cell>
          <table:table-cell office:value-type="string">
            <text:p>F54140</text:p>
          </table:table-cell>
          <table:table-cell office:value-type="string">
            <text:p>1/500's</text:p>
          </table:table-cell>
          <table:table-cell office:value-type="boolean" office:boolean-value="false">
            <text:p>FALSE</text:p>
          </table:table-cell>
          <table:table-cell office:value-type="string">
            <text:p>2lb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Potatoes</text:p>
          </table:table-cell>
          <table:table-cell office:value-type="string">
            <text:p>Q002807</text:p>
          </table:table-cell>
          <table:table-cell office:value-type="string">
            <text:p>50lb</text:p>
          </table:table-cell>
          <table:table-cell office:value-type="boolean" office:boolean-value="false">
            <text:p>FALSE</text:p>
          </table:table-cell>
          <table:table-cell office:value-type="string">
            <text:p>Jumbo</text:p>
          </table:table-cell>
          <table:table-cell office:value-type="string">
            <text:p>pantry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Pretzel</text:p>
          </table:table-cell>
          <table:table-cell office:value-type="string">
            <text:p>F36634</text:p>
          </table:table-cell>
          <table:table-cell office:value-type="string">
            <text:p>48/3oz</text:p>
          </table:table-cell>
          <table:table-cell office:value-type="boolean" office:boolean-value="false">
            <text:p>FALSE</text:p>
          </table:table-cell>
          <table:table-cell office:value-type="string">
            <text:p>w/Salt Pac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Ranch</text:p>
          </table:table-cell>
          <table:table-cell office:value-type="string">
            <text:p>F05191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Ranchers Choice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d Peppers</text:p>
          </table:table-cell>
          <table:table-cell office:value-type="string">
            <text:p>Q02761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Red Wine Vinegar</text:p>
          </table:table-cell>
          <table:table-cell office:value-type="string">
            <text:p>F07295</text:p>
          </table:table-cell>
          <table:table-cell office:value-type="string">
            <text:p>2/5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elish</text:p>
          </table:table-cell>
          <table:table-cell office:value-type="string">
            <text:p>F06855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 office:value-type="string">
            <text:p>Sweet, Green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Romaine</text:p>
          </table:table-cell>
          <table:table-cell office:value-type="string">
            <text:p>Q00245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Hearts</text:p>
          </table:table-cell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Rosemary</text:p>
          </table:table-cell>
          <table:table-cell office:value-type="string">
            <text:p>F14085</text:p>
          </table:table-cell>
          <table:table-cell office:value-type="string">
            <text:p>1/275gm</text:p>
          </table:table-cell>
          <table:table-cell office:value-type="boolean" office:boolean-value="false">
            <text:p>FALSE</text:p>
          </table:table-cell>
          <table:table-cell office:value-type="string">
            <text:p>Rubbed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sa</text:p>
          </table:table-cell>
          <table:table-cell office:value-type="string">
            <text:p>F01105</text:p>
          </table:table-cell>
          <table:table-cell office:value-type="string">
            <text:p>4/3.27lt</text:p>
          </table:table-cell>
          <table:table-cell office:value-type="boolean" office:boolean-value="true">
            <text:p>TRUE</text:p>
          </table:table-cell>
          <table:table-cell office:value-type="string">
            <text:p>Mild, Thick/Chunky</text:p>
          </table:table-cell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2</text:p>
          </table:table-cell>
          <table:table-cell office:value-type="string">
            <text:p>1/3lb</text:p>
          </table:table-cell>
          <table:table-cell office:value-type="boolean" office:boolean-value="true">
            <text:p>TRUE</text:p>
          </table:table-cell>
          <table:table-cell office:value-type="string">
            <text:p>Kosher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13791</text:p>
          </table:table-cell>
          <table:table-cell office:value-type="string">
            <text:p>1/20kg</text:p>
          </table:table-cell>
          <table:table-cell office:value-type="boolean" office:boolean-value="false">
            <text:p>FALSE</text:p>
          </table:table-cell>
          <table:table-cell office:value-type="string">
            <text:p>Table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lt</text:p>
          </table:table-cell>
          <table:table-cell office:value-type="string">
            <text:p>F99993</text:p>
          </table:table-cell>
          <table:table-cell office:value-type="string">
            <text:p>1/6000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an Marzano Tomatoes</text:p>
          </table:table-cell>
          <table:table-cell office:value-type="string">
            <text:p>Q02760A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 office:value-type="string">
            <text:p>Cans</text:p>
          </table:table-cell>
          <table:table-cell table:number-columns-repeated="2" office:value-type="string">
            <text:p>pantry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Scrubbies</text:p>
          </table:table-cell>
          <table:table-cell office:value-type="string">
            <text:p>F55803</text:p>
          </table:table-cell>
          <table:table-cell office:value-type="string">
            <text:p>1/12's</text:p>
          </table:table-cell>
          <table:table-cell office:value-type="boolean" office:boolean-value="true">
            <text:p>TRUE</text:p>
          </table:table-cell>
          <table:table-cell office:value-type="string">
            <text:p>Stainless Steel</text:p>
          </table:table-cell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eafood Sauce</text:p>
          </table:table-cell>
          <table:table-cell office:value-type="string">
            <text:p>F06481</text:p>
          </table:table-cell>
          <table:table-cell office:value-type="string">
            <text:p>2/4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mall Takeout</text:p>
          </table:table-cell>
          <table:table-cell office:value-type="string">
            <text:p>F54395</text:p>
          </table:table-cell>
          <table:table-cell office:value-type="string">
            <text:p>1/25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44</text:p>
          </table:table-cell>
          <table:table-cell office:value-type="string">
            <text:p>1/10lt</text:p>
          </table:table-cell>
          <table:table-cell office:value-type="boolean" office:boolean-value="false">
            <text:p>FALSE</text:p>
          </table:table-cell>
          <table:table-cell office:value-type="string">
            <text:p>14%, “Big”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our Cream</text:p>
          </table:table-cell>
          <table:table-cell office:value-type="string">
            <text:p>F44156</text:p>
          </table:table-cell>
          <table:table-cell office:value-type="string">
            <text:p>1/2lt</text:p>
          </table:table-cell>
          <table:table-cell office:value-type="boolean" office:boolean-value="false">
            <text:p>FALSE</text:p>
          </table:table-cell>
          <table:table-cell office:value-type="string">
            <text:p>Little Sour Cream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poons</text:p>
          </table:table-cell>
          <table:table-cell office:value-type="string">
            <text:p>F99994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Plastic, Take-out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pray Bottle Triggers</text:p>
          </table:table-cell>
          <table:table-cell office:value-type="string">
            <text:p>F71100</text:p>
          </table:table-cell>
          <table:table-cell office:value-type="string">
            <text:p>1/each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pray Bottles</text:p>
          </table:table-cell>
          <table:table-cell office:value-type="string">
            <text:p>F71106</text:p>
          </table:table-cell>
          <table:table-cell office:value-type="string">
            <text:p>1/each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chemical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riracha</text:p>
          </table:table-cell>
          <table:table-cell office:value-type="string">
            <text:p>F06462</text:p>
          </table:table-cell>
          <table:table-cell office:value-type="string">
            <text:p>12/740ml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sau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b Buns</text:p>
          </table:table-cell>
          <table:table-cell office:value-type="string">
            <text:p>F36354</text:p>
          </table:table-cell>
          <table:table-cell office:value-type="string">
            <text:p>40/140gm</text:p>
          </table:table-cell>
          <table:table-cell office:value-type="boolean" office:boolean-value="false">
            <text:p>FALSE</text:p>
          </table:table-cell>
          <table:table-cell office:value-type="string">
            <text:p>12”, Fully Baked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70</text:p>
          </table:table-cell>
          <table:table-cell office:value-type="string">
            <text:p>10/2kg</text:p>
          </table:table-cell>
          <table:table-cell office:value-type="boolean" office:boolean-value="true">
            <text:p>TRUE</text:p>
          </table:table-cell>
          <table:table-cell office:value-type="string">
            <text:p>Granulated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ugar</text:p>
          </table:table-cell>
          <table:table-cell office:value-type="string">
            <text:p>F09550</text:p>
          </table:table-cell>
          <table:table-cell office:value-type="string">
            <text:p>1000/3.5gm</text:p>
          </table:table-cell>
          <table:table-cell office:value-type="boolean" office:boolean-value="false">
            <text:p>FALSE</text:p>
          </table:table-cell>
          <table:table-cell office:value-type="string">
            <text:p>Individual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Sweet Potato Fries</text:p>
          </table:table-cell>
          <table:table-cell office:value-type="string">
            <text:p>F22117</text:p>
          </table:table-cell>
          <table:table-cell office:value-type="string">
            <text:p>6/2.5lb</text:p>
          </table:table-cell>
          <table:table-cell office:value-type="boolean" office:boolean-value="true">
            <text:p>TRUE</text:p>
          </table:table-cell>
          <table:table-cell office:value-type="string">
            <text:p>Plank</text:p>
          </table:table-cell>
          <table:table-cell office:value-type="string">
            <text:p>freezer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asco Sauce</text:p>
          </table:table-cell>
          <table:table-cell office:value-type="string">
            <text:p>F06527</text:p>
          </table:table-cell>
          <table:table-cell office:value-type="string">
            <text:p>1/350ml</text:p>
          </table:table-cell>
          <table:table-cell office:value-type="boolean" office:boolean-value="true">
            <text:p>TRUE</text:p>
          </table:table-cell>
          <table:table-cell office:value-type="string">
            <text:p>Large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ble Cream</text:p>
          </table:table-cell>
          <table:table-cell office:value-type="string">
            <text:p>F44161</text:p>
          </table:table-cell>
          <table:table-cell office:value-type="string">
            <text:p>12/1lt</text:p>
          </table:table-cell>
          <table:table-cell office:value-type="boolean" office:boolean-value="true">
            <text:p>TRUE</text:p>
          </table:table-cell>
          <table:table-cell table:style-name="ce2" office:value-type="percentage" office:value="0.18">
            <text:p>18%</text:p>
          </table:table-cell>
          <table:table-cell office:value-type="string">
            <text:p>fridge</text:p>
          </table:table-cell>
          <table:table-cell office:value-type="string">
            <text:p>dairy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co “Shells”</text:p>
          </table:table-cell>
          <table:table-cell office:value-type="string">
            <text:p>F01805</text:p>
          </table:table-cell>
          <table:table-cell office:value-type="string">
            <text:p>42/12's</text:p>
          </table:table-cell>
          <table:table-cell office:value-type="boolean" office:boolean-value="true">
            <text:p>TRUE</text:p>
          </table:table-cell>
          <table:table-cell office:value-type="string">
            <text:p>6", White, Soft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co Seasoning</text:p>
          </table:table-cell>
          <table:table-cell office:value-type="string">
            <text:p>F99999</text:p>
          </table:table-cell>
          <table:table-cell office:value-type="string">
            <text:p>1/660gm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ags</text:p>
          </table:table-cell>
          <table:table-cell office:value-type="string">
            <text:p>F42512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T-Shirt Style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owl Lids</text:p>
          </table:table-cell>
          <table:table-cell office:value-type="string">
            <text:p>F99995</text:p>
          </table:table-cell>
          <table:table-cell office:value-type="string">
            <text:p>1/1000's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ake-out Bowls</text:p>
          </table:table-cell>
          <table:table-cell office:value-type="string">
            <text:p>F99996</text:p>
          </table:table-cell>
          <table:table-cell office:value-type="string">
            <text:p>500/12oz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ea</text:p>
          </table:table-cell>
          <table:table-cell office:value-type="string">
            <text:p>F10900</text:p>
          </table:table-cell>
          <table:table-cell office:value-type="string">
            <text:p>10/100's</text:p>
          </table:table-cell>
          <table:table-cell office:value-type="boolean" office:boolean-value="true">
            <text:p>TRUE</text:p>
          </table:table-cell>
          <table:table-cell office:value-type="string">
            <text:p>Orange Pekoe, Red Rose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hyme</text:p>
          </table:table-cell>
          <table:table-cell office:value-type="string">
            <text:p>F14125</text:p>
          </table:table-cell>
          <table:table-cell office:value-type="string">
            <text:p>1/224gm</text:p>
          </table:table-cell>
          <table:table-cell office:value-type="boolean" office:boolean-value="false">
            <text:p>FALSE</text:p>
          </table:table-cell>
          <table:table-cell office:value-type="string">
            <text:p>Rubbed, Leaves</text:p>
          </table:table-cell>
          <table:table-cell office:value-type="string">
            <text:p>pantry</text:p>
          </table:table-cell>
          <table:table-cell office:value-type="string">
            <text:p>spices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F00702</text:p>
          </table:table-cell>
          <table:table-cell office:value-type="string">
            <text:p>6/3lt</text:p>
          </table:table-cell>
          <table:table-cell office:value-type="boolean" office:boolean-value="true">
            <text:p>TRUE</text:p>
          </table:table-cell>
          <table:table-cell office:value-type="string">
            <text:p>Whole, Plum</text:p>
          </table:table-cell>
          <table:table-cell office:value-type="string">
            <text:p>pantry</text:p>
          </table:table-cell>
          <table:table-cell/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Q002901</text:p>
          </table:table-cell>
          <table:table-cell office:value-type="float" office:value="1">
            <text:p>1</text:p>
          </table:table-cell>
          <table:table-cell office:value-type="boolean" office:boolean-value="false">
            <text:p>FALSE</text:p>
          </table:table-cell>
          <table:table-cell/>
          <table:table-cell office:value-type="string">
            <text:p>fridge</text:p>
          </table:table-cell>
          <table:table-cell office:value-type="string">
            <text:p>produce</text:p>
          </table:table-cell>
          <table:table-cell office:value-type="string">
            <text:p>quattrocchis</text:p>
          </table:table-cell>
        </table:table-row>
        <table:table-row table:style-name="ro1">
          <table:table-cell office:value-type="string">
            <text:p>Toothpicks</text:p>
          </table:table-cell>
          <table:table-cell office:value-type="string">
            <text:p>F55505</text:p>
          </table:table-cell>
          <table:table-cell office:value-type="string">
            <text:p>1/750's</text:p>
          </table:table-cell>
          <table:table-cell office:value-type="boolean" office:boolean-value="true">
            <text:p>TRUE</text:p>
          </table:table-cell>
          <table:table-cell office:value-type="string">
            <text:p>Club, 3.5”</text:p>
          </table:table-cell>
          <table:table-cell office:value-type="string">
            <text:p>pantry</text:p>
          </table:table-cell>
          <table:table-cell office:value-type="string">
            <text:p>pape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Tortilla</text:p>
          </table:table-cell>
          <table:table-cell office:value-type="string">
            <text:p>F01173</text:p>
          </table:table-cell>
          <table:table-cell office:value-type="string">
            <text:p>12/12's</text:p>
          </table:table-cell>
          <table:table-cell office:value-type="boolean" office:boolean-value="true">
            <text:p>TRUE</text:p>
          </table:table-cell>
          <table:table-cell office:value-type="string">
            <text:p>12”, Flour</text:p>
          </table:table-cell>
          <table:table-cell office:value-type="string">
            <text:p>freezer</text:p>
          </table:table-cell>
          <table:table-cell office:value-type="string">
            <text:p>bread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string">
            <text:p>F07255</text:p>
          </table:table-cell>
          <table:table-cell office:value-type="string">
            <text:p>4/5lt</text:p>
          </table:table-cell>
          <table:table-cell office:value-type="boolean" office:boolean-value="true">
            <text:p>TRUE</text:p>
          </table:table-cell>
          <table:table-cell office:value-type="string">
            <text:p>White, Jug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Vinegar</text:p>
          </table:table-cell>
          <table:table-cell office:value-type="string">
            <text:p>F07250</text:p>
          </table:table-cell>
          <table:table-cell office:value-type="string">
            <text:p>500/9gm</text:p>
          </table:table-cell>
          <table:table-cell office:value-type="boolean" office:boolean-value="false">
            <text:p>FALSE</text:p>
          </table:table-cell>
          <table:table-cell office:value-type="string">
            <text:p>White, Individual</text:p>
          </table:table-cell>
          <table:table-cell office:value-type="string">
            <text:p>pantry</text:p>
          </table:table-cell>
          <table:table-cell office:value-type="string">
            <text:p>oil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et Naps</text:p>
          </table:table-cell>
          <table:table-cell office:value-type="string">
            <text:p>F55251</text:p>
          </table:table-cell>
          <table:table-cell office:value-type="string">
            <text:p>1/1000's</text:p>
          </table:table-cell>
          <table:table-cell office:value-type="boolean" office:boolean-value="false">
            <text:p>FALSE</text:p>
          </table:table-cell>
          <table:table-cell office:value-type="string">
            <text:p>Moist Towelettes</text:p>
          </table:table-cell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ings</text:p>
          </table:table-cell>
          <table:table-cell office:value-type="string">
            <text:p>F31654</text:p>
          </table:table-cell>
          <table:table-cell office:value-type="string">
            <text:p>8/5lb</text:p>
          </table:table-cell>
          <table:table-cell office:value-type="boolean" office:boolean-value="true">
            <text:p>TRUE</text:p>
          </table:table-cell>
          <table:table-cell office:value-type="string">
            <text:p>8/10 IQF Split</text:p>
          </table:table-cell>
          <table:table-cell office:value-type="string">
            <text:p>freezer</text:p>
          </table:table-cell>
          <table:table-cell office:value-type="string">
            <text:p>meat</text:p>
          </table:table-cell>
          <table:table-cell office:value-type="string">
            <text:p>findlays</text:p>
          </table:table-cell>
        </table:table-row>
        <table:table-row table:style-name="ro1">
          <table:table-cell office:value-type="string">
            <text:p>Worchestershire Sauce</text:p>
          </table:table-cell>
          <table:table-cell office:value-type="string">
            <text:p>F06536</text:p>
          </table:table-cell>
          <table:table-cell office:value-type="string">
            <text:p>2/3.78lt</text:p>
          </table:table-cell>
          <table:table-cell office:value-type="boolean" office:boolean-value="true">
            <text:p>TRUE</text:p>
          </table:table-cell>
          <table:table-cell/>
          <table:table-cell office:value-type="string">
            <text:p>pantry</text:p>
          </table:table-cell>
          <table:table-cell office:value-type="string">
            <text:p>bar</text:p>
          </table:table-cell>
          <table:table-cell office:value-type="string">
            <text:p>findlays</text:p>
          </table:table-cell>
        </table:table-row>
      </table:table>
      <table:database-ranges>
        <table:database-range table:target-range-address="Sheet1.A2:Sheet1.H1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5">2021-09-15</text:date>, <text:time>10:0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Win32 OpenOffice.org_project/419m1$Build-9805</meta:generator>
    <dc:date>2021-09-15T10:06:25.33</dc:date>
    <dc:creator>Anomic Aphasia</dc:creator>
    <meta:editing-duration>PT4H52M8S</meta:editing-duration>
    <meta:editing-cycles>16</meta:editing-cycles>
    <meta:document-statistic meta:table-count="1" meta:cell-count="1316" meta:object-count="0"/>
  </office:meta>
</office:document-meta>
</file>